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0cm"/>
    </style:style>
    <style:style style:name="gr7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Fine_20_Dashed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35cm" draw:marker-end-width="0.3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2.481cm" fo:min-width="0cm"/>
    </style:style>
    <style:style style:name="gr16" style:family="graphic" style:parent-style-name="objectwithoutfill">
      <style:graphic-properties svg:stroke-width="0.1cm" draw:marker-start-width="0.35cm" draw:marker-end-width="0.35cm" draw:fill="none" draw:fill-color="#99ccff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draw:marker-start-width="0.35cm" draw:marker-end="Arrow" draw:marker-end-width="0.45cm" draw:fill="solid" draw:fill-color="#99ccff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draw:marker-start-width="0.35cm" draw:marker-end-width="0.3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draw:marker-start-width="0.35cm" draw:marker-end-width="0.3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solid" draw:fill-color="#ffffff" draw:textarea-horizontal-align="center" draw:textarea-vertical-align="middle"/>
    </style:style>
    <style:style style:name="gr21" style:family="graphic" style:parent-style-name="standard">
      <style:graphic-properties draw:fill="solid" draw:fill-color="#99ccff" draw:textarea-horizontal-align="center" draw:textarea-vertical-align="middle"/>
    </style:style>
    <style:style style:name="gr22" style:family="graphic" style:parent-style-name="objectwithoutfill">
      <style:graphic-properties draw:fill="none" draw:fill-color="#ffffff" draw:textarea-horizontal-align="center" draw:textarea-vertical-align="middle"/>
    </style:style>
    <style:style style:name="gr23" style:family="graphic" style:parent-style-name="standard">
      <style:graphic-properties svg:stroke-width="0.1cm" draw:marker-start-width="0.45cm" draw:marker-end-width="0.4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 style:parent-style-name="standard">
      <style:graphic-properties svg:stroke-width="0.1cm" draw:marker-start-width="0.45cm" draw:marker-end-width="0.45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cm" draw:marker-start-width="0.45cm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cm" draw:marker-start-width="0.5cm" draw:marker-end-width="0.5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draw:fill="none" draw:fill-color="#ffffff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="Arrow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="Arrow" draw:marker-start-width="0.3cm" draw:marker-end="Arrow" draw:marker-end-width="0.3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draw:marker-start="Arrow" draw:marker-start-width="0.45cm" draw:marker-end="Arrow" draw:marker-end-width="0.45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1.394cm"/>
    </style:style>
    <style:style style:name="pr1" style:family="presentation" style:parent-style-name="Default-subtitle">
      <style:graphic-properties draw:fill-color="#ffffff" fo:min-height="8.648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outline1">
      <style:graphic-properties fo:min-height="13.61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subtitle">
      <style:graphic-properties draw:fill-color="#ffffff" fo:min-height="13.861cm"/>
    </style:style>
    <style:style style:name="P1" style:family="paragraph">
      <style:paragraph-properties fo:margin-top="0.246cm" fo:margin-bottom="0cm"/>
    </style:style>
    <style:style style:name="P2" style:family="paragraph">
      <style:paragraph-properties fo:margin-top="0.264cm" fo:margin-bottom="0cm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50pt" style:font-size-asian="50pt" style:font-size-complex="50pt"/>
    </style:style>
    <style:style style:name="P7" style:family="paragraph">
      <style:text-properties fo:font-size="30pt" style:font-size-asian="30pt" style:font-size-complex="30pt"/>
    </style:style>
    <style:style style:name="T1" style:family="text">
      <style:text-properties fo:language="ru" fo:country="RU"/>
    </style:style>
    <style:style style:name="T2" style:family="text">
      <style:text-properties fo:font-size="30pt" fo:language="ru" fo:country="RU" style:font-size-asian="30pt" style:font-size-complex="30pt"/>
    </style:style>
    <style:style style:name="T3" style:family="text">
      <style:text-properties fo:color="#000000" fo:font-size="30pt" fo:language="ru" fo:country="RU" style:font-size-asian="30pt" style:font-size-complex="30pt"/>
    </style:style>
    <style:style style:name="T4" style:family="text">
      <style:text-properties fo:language="uk" fo:country="UA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fo:font-size="50pt" style:font-size-asian="50pt" style:font-size-complex="50pt"/>
    </style:style>
    <style:style style:name="T8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Навигация в синтетических пространствах</presentation:footer-decl>
      <presentation:date-time-decl presentation:name="dtd1" presentation:source="fixed">23.10.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Default-title" draw:layer="layout" svg:width="25.199cm" svg:height="8.146cm" svg:x="1.4cm" svg:y="0.854cm" presentation:class="title" presentation:user-transformed="true">
          <draw:text-box>
            <text:p><text:span text:style-name="T1">Навигация в синтетических пространствах</text:span></text:p>
          </draw:text-box>
        </draw:frame>
        <draw:frame presentation:style-name="pr1" draw:text-style-name="P1" draw:layer="layout" svg:width="25.199cm" svg:height="8.648cm" svg:x="1.4cm" svg:y="10cm" presentation:class="subtitle" presentation:user-transformed="true">
          <draw:text-box>
            <text:p text:style-name="P1"><text:span text:style-name="T2">Студент гр. 5057/2</text:span></text:p>
            <text:p text:style-name="P1"><text:span text:style-name="T3">Руцкий Владимир</text:span></text:p>
            <text:p text:style-name="P1"><text:span text:style-name="T3"/></text:p>
            <text:p text:style-name="P1"><text:span text:style-name="T3"><text:date style:data-style-name="D4" text:date-value="2010-10-23" text:fixed="true">23.10.2010</text:date></text:span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Задача навигации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Дано:</text:p>
              </text:list-item>
            </text:list>
            <text:list text:style-name="L3">
              <text:list-item>
                <text:list>
                  <text:list-item>
                    <text:p>Рабочее пространство W</text:p>
                  </text:list-item>
                  <text:list-item>
                    <text:p>Интеллектуальный агент (или несколько)</text:p>
                  </text:list-item>
                  <text:list-item>
                    <text:p>Начальная A и конечная B точки из W</text:p>
                  </text:list-item>
                </text:list>
              </text:list-item>
            </text:list>
            <text:list text:style-name="L2">
              <text:list-item>
                <text:p>Требуется:</text:p>
              </text:list-item>
            </text:list>
            <text:list text:style-name="L4">
              <text:list-item>
                <text:list>
                  <text:list-header>
                    <text:p>Найти путь для агента из A в B</text:p>
                  </text:list-header>
                </text:list>
                <text:p/>
                <text:p>Сложность решения и разработка эффективного алгоритма зависят от:</text:p>
                <text:list>
                  <text:list-item>
                    <text:p>характеристик рабочего пространства,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характеристик интеллектуальных агентов,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требований к путю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<text:span text:style-name="T4">Требования к путю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айти кратчайший путь</text:p>
              </text:list-item>
              <text:list-item>
                <text:p>Найти путь близкий к кратчайшему</text:p>
              </text:list-item>
              <text:list-item>
                <text:p>Найти (кратчайший) путь, проходящий через определённый набор точек</text:p>
                <text:p/>
              </text:list-item>
              <text:list-item>
                <text:p>Также возможно: </text:p>
                <text:list>
                  <text:list-item>
                    <text:p>Найти объект обладающий определёнными свойствами в пространстве - точка B не дана, её надо найти</text:p>
                  </text:list-item>
                  <text:list-item>
                    <text:p>Найти путь для движения набора агентов в формации (движение отряда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Рабочее пространство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змерность и топология пространства</text:p>
                <text:list>
                  <text:list-item>
                    <text:p>2D, 3D, d3D</text:p>
                  </text:list-item>
                </text:list>
              </text:list-item>
              <text:list-item>
                <text:p>Взвешенность</text:p>
                <text:list>
                  <text:list-item>
                    <text:p>Различная стоимость прохождения через различные участки</text:p>
                  </text:list-item>
                </text:list>
              </text:list-item>
              <text:list-item>
                <text:p>Постоянность пространства в процессе решения задачи:</text:p>
                <text:list>
                  <text:list-item>
                    <text:p>статическое пространство</text:p>
                  </text:list-item>
                  <text:list-item>
                    <text:p>динамическое пространство</text:p>
                    <text:list>
                      <text:list-item>
                        <text:p>движущиеся препятствия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Интеллектуальные агенты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Сведения агента о пространстве</text:p>
                <text:list>
                  <text:list-item>
                    <text:p>всё пространство</text:p>
                  </text:list-item>
                  <text:list-item>
                    <text:p>локальная область</text:p>
                  </text:list-item>
                </text:list>
              </text:list-item>
              <text:list-item>
                <text:p>Количество агентов</text:p>
              </text:list-item>
              <text:list-item>
                <text:p>Коммуникация агентов</text:p>
                <text:list>
                  <text:list-item>
                    <text:p>Разделение между агентами информации о пространстве</text:p>
                  </text:list-item>
                </text:list>
              </text:list-item>
              <text:list-item>
                <text:p>Ограничения памяти агента</text:p>
                <text:list>
                  <text:list-item>
                    <text:p>Может ли агент хранить информацию о всём исследованном пространстве</text:p>
                  </text:list-item>
                </text:list>
              </text:list-item>
              <text:list-item>
                <text:p>Число степеней свободы агента</text:p>
                <text:list>
                  <text:list-item>
                    <text:p>Может ли агент поворачиваться или менять свою форм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 presentation:user-transformed="true">
          <draw:text-box>
            <text:p>Дополнительные ограничения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Геометрические </text:p>
                <text:list>
                  <text:list-item>
                    <text:p>Агент имеет определённую геометрическую форму</text:p>
                  </text:list-item>
                </text:list>
              </text:list-item>
              <text:list-item>
                <text:p>Кинематические</text:p>
                <text:list>
                  <text:list-item>
                    <text:p>Поворота агента занимает время</text:p>
                  </text:list-item>
                  <text:list-item>
                    <text:p>Невозможность поворота в некоторых случаях</text:p>
                    <text:list>
                      <text:list-item>
                        <text:p>Например, автомобиль может поворачиваться только двигаясь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Сложность задач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В большинстве реальных постановок - NP-полные или NP-трудные</text:p>
                <text:list>
                  <text:list-item>
                    <text:p>2D, полигональные препятствия - полиномиальная сложность</text:p>
                  </text:list-item>
                  <text:list-item>
                    <text:p>3D, препятствия - тетраэдры - NP-трудна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Упрощение задач навигаци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ведение к меньшим размерностям</text:p>
                <text:list>
                  <text:list-item>
                    <text:p>3D -&gt; 2D / d3D</text:p>
                  </text:list-item>
                </text:list>
              </text:list-item>
              <text:list-item>
                <text:p>Снятие геометрических ограничений</text:p>
                <text:list>
                  <text:list-item>
                    <text:p>агент - материальная точк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Характеристики рассматриваемых задач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Рассмотрим:</text:p>
              </text:list-header>
              <text:list-item>
                <text:p>2D</text:p>
              </text:list-item>
              <text:list-item>
                <text:p>Полигональные препятствия</text:p>
              </text:list-item>
              <text:list-item>
                <text:p>Один агент</text:p>
              </text:list-item>
              <text:list-item>
                <text:p>Цель: найти близкий к кратчайшему путь из A в 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Решение задачи.</text:span><text:span text:style-name="T5"><text:line-break/></text:span><text:span text:style-name="T5">Методы, ориентированные на агента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Агент не обладает знаниями о всём пространстве</text:p>
              </text:list-item>
              <text:list-item>
                <text:p>Агент «видит» небольшую окрестность рядом с собой</text:p>
                <text:list>
                  <text:list-item>
                    <text:p>Тактильная информация о пространстве - движение до столкнове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GoStraight</text:span></text:p>
          </draw:text-box>
        </draw:frame>
        <draw:frame presentation:style-name="pr5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Работает в отсутствие препятствий</text:p>
              </text:list-item>
              <text:list-item>
                <text:p>Используется как процедура в более сложных алгоритмах</text:p>
              </text:list-item>
            </text:list>
          </draw:text-box>
        </draw:frame>
        <draw:polygon draw:style-name="gr2" draw:text-style-name="P4" draw:layer="layout" svg:width="6.999cm" svg:height="7.999cm" svg:x="10.5cm" svg:y="9.5cm" svg:viewBox="0 0 7000 8000" draw:points="0,5500 1000,2000 4000,0 4000,4000 7000,5500 5500,8000 2500,7500">
          <text:p/>
        </draw:polygon>
        <draw:frame draw:style-name="gr3" draw:text-style-name="P5" draw:layer="layout" svg:width="2.5cm" svg:height="1.987cm" svg:x="2.6cm" svg:y="11.213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5cm" svg:y1="14cm" svg:x2="10.815cm" svg:y2="13.971cm">
          <text:p/>
        </draw:line>
        <draw:frame draw:style-name="gr6" draw:text-style-name="P6" draw:layer="layout" svg:width="1.679cm" svg:height="2.22cm" svg:x="10.065cm" svg:y="12.882cm">
          <draw:text-box>
            <text:p><text:span text:style-name="T7">X</text:span></text:p>
          </draw:text-box>
        </draw:frame>
        <draw:frame draw:style-name="gr3" draw:text-style-name="P5" draw:layer="layout" svg:width="2.5cm" svg:height="1.987cm" svg:x="21.997cm" svg:y="11.196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22.497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1)</text:span></text:p>
          </draw:text-box>
        </draw:frame>
        <draw:frame presentation:style-name="pr5" draw:layer="layout" svg:width="25.199cm" svg:height="4.462cm" svg:x="1.4cm" svg:y="4.914cm" presentation:class="outline" presentation:user-transformed="true">
          <draw:text-box>
            <text:list text:style-name="L2">
              <text:list-item>
                <text:p>Left (Right) Hand Traverse - обход препятствия по левой (правой) руке:</text:p>
                <text:list>
                  <text:list-item>
                    <text:p>Идём к цели до встречи с препятствием</text:p>
                  </text:list-item>
                  <text:list-item>
                    <text:p>Обходим препятствие с правой стороны</text:p>
                  </text:list-item>
                </text:list>
              </text:list-item>
            </text:list>
          </draw:text-box>
        </draw:frame>
        <draw:polygon draw:style-name="gr2" draw:text-style-name="P4" draw:layer="layout" svg:width="6.999cm" svg:height="7.999cm" svg:x="10.501cm" svg:y="9.5cm" svg:viewBox="0 0 7000 8000" draw:points="0,5500 1000,2000 4000,0 4000,4000 7000,5500 5500,8000 2500,7500">
          <text:p/>
        </draw:polygon>
        <draw:frame draw:style-name="gr3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3.501cm" svg:y1="14cm" svg:x2="10.816cm" svg:y2="13.971cm">
          <text:p/>
        </draw:line>
        <draw:frame draw:style-name="gr3" draw:text-style-name="P5" draw:layer="layout" svg:width="2.5cm" svg:height="1.987cm" svg:x="21.998cm" svg:y="11.196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22.498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0.674cm" svg:y1="14.066cm" svg:x2="10.312cm" svg:y2="15.106cm">
          <text:p/>
        </draw:line>
        <draw:line draw:style-name="gr5" draw:text-style-name="P4" draw:layer="layout" svg:x1="10.283cm" svg:y1="15.111cm" svg:x2="12.929cm" svg:y2="17.212cm">
          <text:p/>
        </draw:line>
        <draw:line draw:style-name="gr5" draw:text-style-name="P4" draw:layer="layout" svg:x1="12.929cm" svg:y1="17.185cm" svg:x2="16.011cm" svg:y2="17.675cm">
          <text:p/>
        </draw:line>
        <draw:line draw:style-name="gr5" draw:text-style-name="P4" draw:layer="layout" svg:x1="15.984cm" svg:y1="17.648cm" svg:x2="22.472cm" svg:y2="14.088cm">
          <text:p/>
        </draw:lin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LHT/RHT (2)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Не всегда работает</text:p>
              </text:list-item>
            </text:list>
          </draw:text-box>
        </draw:frame>
        <draw:frame draw:style-name="gr3" draw:text-style-name="P5" draw:layer="layout" svg:width="2.5cm" svg:height="1.987cm" svg:x="2.601cm" svg:y="11.213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01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01cm" svg:y1="14cm" svg:x2="10.816cm" svg:y2="13.971cm">
          <text:p/>
        </draw:line>
        <draw:frame draw:style-name="gr3" draw:text-style-name="P5" draw:layer="layout" svg:width="2.5cm" svg:height="1.987cm" svg:x="14.154cm" svg:y="11.196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14.654cm" svg:y="1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5.198cm" svg:height="6.916cm" svg:x="10.63cm" svg:y="7.752cm" svg:viewBox="0 0 5199 6917" draw:points="0,6917 2460,93 5199,0">
          <text:p/>
        </draw:polygon>
        <draw:polygon draw:style-name="gr2" draw:text-style-name="P4" draw:layer="layout" svg:width="4.64cm" svg:height="8.076cm" svg:x="15.133cm" svg:y="9.191cm" svg:viewBox="0 0 4641 8077" draw:points="0,0 4641,6267 2970,8077">
          <text:p/>
        </draw:polygon>
        <draw:polygon draw:style-name="gr2" draw:text-style-name="P4" draw:layer="layout" svg:width="8.447cm" svg:height="2.181cm" svg:x="8.448cm" svg:y="14.808cm" svg:viewBox="0 0 8448 2182" draw:points="8448,743 8270,696 1334,2182 0,0">
          <text:p/>
        </draw:polygon>
        <draw:line draw:style-name="gr7" draw:text-style-name="P4" draw:layer="layout" svg:x1="10.676cm" svg:y1="13.833cm" svg:x2="12.858cm" svg:y2="7.659cm">
          <text:p/>
        </draw:line>
        <draw:line draw:style-name="gr7" draw:text-style-name="P4" draw:layer="layout" svg:x1="12.858cm" svg:y1="7.567cm" svg:x2="16.014cm" svg:y2="7.52cm">
          <text:p/>
        </draw:line>
        <draw:line draw:style-name="gr7" draw:text-style-name="P4" draw:layer="layout" svg:x1="16.061cm" svg:y1="7.52cm" svg:x2="15.643cm" svg:y2="9.655cm">
          <text:p/>
        </draw:line>
        <draw:line draw:style-name="gr7" draw:text-style-name="P4" draw:layer="layout" svg:x1="15.69cm" svg:y1="9.563cm" svg:x2="20.006cm" svg:y2="15.411cm">
          <text:p/>
        </draw:line>
        <draw:line draw:style-name="gr7" draw:text-style-name="P4" draw:layer="layout" svg:x1="20.053cm" svg:y1="15.365cm" svg:x2="18.103cm" svg:y2="17.686cm">
          <text:p/>
        </draw:line>
        <draw:line draw:style-name="gr7" draw:text-style-name="P4" draw:layer="layout" svg:x1="18.01cm" svg:y1="17.732cm" svg:x2="16.247cm" svg:y2="15.736cm">
          <text:p/>
        </draw:line>
        <draw:line draw:style-name="gr7" draw:text-style-name="P4" draw:layer="layout" svg:x1="16.293cm" svg:y1="15.922cm" svg:x2="9.748cm" svg:y2="17.314cm">
          <text:p/>
        </draw:line>
        <draw:line draw:style-name="gr7" draw:text-style-name="P4" draw:layer="layout" svg:x1="9.702cm" svg:y1="17.361cm" svg:x2="8.17cm" svg:y2="14.808cm">
          <text:p/>
        </draw:line>
        <draw:line draw:style-name="gr7" draw:text-style-name="P4" draw:layer="layout" svg:x1="8.216cm" svg:y1="14.715cm" svg:x2="10.63cm" svg:y2="14.297cm">
          <text:p/>
        </draw:line>
        <draw:frame draw:style-name="gr8" draw:text-style-name="P7" draw:layer="layout" svg:width="7.881cm" svg:height="1.432cm" svg:x="2.97cm" svg:y="9.329cm">
          <draw:text-box>
            <text:p><text:span text:style-name="T8">Зацикливается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CT</text:span></text:p>
          </draw:text-box>
        </draw:frame>
        <draw:frame presentation:style-name="pr5" draw:layer="layout" svg:width="25.199cm" svg:height="6.04cm" svg:x="1.4cm" svg:y="4.914cm" presentation:class="outline" presentation:user-transformed="true">
          <draw:text-box>
            <text:list text:style-name="L2">
              <text:list-item>
                <text:p>Conditional Traverse - аналогично LHT/RHT, но с выбором направления обхода</text:p>
                <text:list>
                  <text:list-item>
                    <text:p>Например, по вектору нормали к препятствию</text:p>
                  </text:list-item>
                </text:list>
              </text:list-item>
              <text:list-item>
                <text:p>Позволяет выбрать чуть более реалистичный обход</text:p>
              </text:list-item>
            </text:list>
          </draw:text-box>
        </draw:frame>
        <draw:frame draw:style-name="gr3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3.502cm" svg:y1="14.001cm" svg:x2="11.651cm" svg:y2="14.064cm">
          <text:p/>
        </draw:line>
        <draw:frame draw:style-name="gr3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7.233cm" svg:height="4.966cm" svg:x="9.809cm" svg:y="11.525cm" svg:viewBox="0 0 7234 4967" draw:points="0,4967 3858,0 7234,4890">
          <text:p/>
        </draw:polygon>
        <draw:line draw:style-name="gr7" draw:text-style-name="P4" draw:layer="layout" svg:x1="11.605cm" svg:y1="13.972cm" svg:x2="9.98cm" svg:y2="12.672cm">
          <text:p/>
        </draw:line>
        <draw:frame draw:style-name="gr9" draw:layer="layout" svg:width="0.96cm" svg:height="1.557cm" svg:x="9.212cm" svg:y="11.19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path draw:style-name="gr10" draw:text-style-name="P4" draw:layer="layout" svg:width="0.876cm" svg:height="0.145cm" draw:transform="skewX (0.0610865238197899) rotate (0.957487627643908) translate (10.2564492829098cm 14.0074243562892cm)" svg:viewBox="0 0 877 146" svg:d="m0 33045c452-312 877-27 877-27">
          <text:p/>
        </draw:path>
        <draw:line draw:style-name="gr7" draw:text-style-name="P4" draw:layer="layout" svg:x1="11.61cm" svg:y1="13.782cm" svg:x2="13.545cm" svg:y2="11.215cm">
          <text:p/>
        </draw:line>
        <draw:line draw:style-name="gr7" draw:text-style-name="P4" draw:layer="layout" svg:x1="13.74cm" svg:y1="11.279cm" svg:x2="22.606cm" svg:y2="14.018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1</text:span></text:p>
          </draw:text-box>
        </draw:frame>
        <draw:frame presentation:style-name="pr5" draw:layer="layout" svg:width="25.199cm" svg:height="3.998cm" svg:x="1.4cm" svg:y="4.914cm" presentation:class="outline" presentation:user-transformed="true">
          <draw:text-box>
            <text:list text:style-name="L2">
              <text:list-item>
                <text:p>Обход препятствия до точки, ближайшей к цели</text:p>
              </text:list-item>
              <text:list-item>
                <text:p>Гарантированно находит путь</text:p>
              </text:list-item>
            </text:list>
          </draw:text-box>
        </draw:frame>
        <draw:frame draw:style-name="gr3" draw:text-style-name="P5" draw:layer="layout" svg:width="2.5cm" svg:height="1.987cm" svg:x="2.602cm" svg:y="11.214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02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5cm" svg:height="1.987cm" svg:x="21.999cm" svg:y="11.197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22.499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11.333cm" svg:height="8.568cm" svg:x="8.608cm" svg:y="9.28cm" svg:viewBox="0 0 11334 8569" draw:points="1698,7779 0,4976 514,2053 3199,0 7543,711 7543,3988 9991,5134 11334,7819 9202,8569 5805,5094 4384,2448 2409,4146 3041,7148">
          <text:p/>
        </draw:polygon>
        <draw:line draw:style-name="gr7" draw:text-style-name="P4" draw:layer="layout" svg:x1="3.317cm" svg:y1="13.979cm" svg:x2="8.371cm" svg:y2="13.979cm">
          <text:p/>
        </draw:line>
        <draw:line draw:style-name="gr7" draw:text-style-name="P4" draw:layer="layout" svg:x1="8.45cm" svg:y1="14.019cm" svg:x2="8.924cm" svg:y2="11.254cm">
          <text:p/>
        </draw:line>
        <draw:line draw:style-name="gr7" draw:text-style-name="P4" draw:layer="layout" svg:x1="8.964cm" svg:y1="11.136cm" svg:x2="11.728cm" svg:y2="9.082cm">
          <text:p/>
        </draw:line>
        <draw:line draw:style-name="gr7" draw:text-style-name="P4" draw:layer="layout" svg:x1="11.768cm" svg:y1="9.043cm" svg:x2="16.388cm" svg:y2="9.833cm">
          <text:p/>
        </draw:line>
        <draw:line draw:style-name="gr7" draw:text-style-name="P4" draw:layer="layout" svg:x1="16.427cm" svg:y1="9.793cm" svg:x2="16.467cm" svg:y2="13.189cm">
          <text:p/>
        </draw:line>
        <draw:line draw:style-name="gr7" draw:text-style-name="P4" draw:layer="layout" svg:x1="16.546cm" svg:y1="13.15cm" svg:x2="18.955cm" svg:y2="14.256cm">
          <text:p/>
        </draw:line>
        <draw:line draw:style-name="gr7" draw:text-style-name="P4" draw:layer="layout" svg:x1="18.915cm" svg:y1="14.335cm" svg:x2="19.468cm" svg:y2="15.519cm">
          <text:p/>
        </draw:line>
        <draw:line draw:style-name="gr7" draw:text-style-name="P4" draw:layer="layout" svg:x1="19.468cm" svg:y1="15.48cm" svg:x2="22.469cm" svg:y2="14.058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3.507cm" svg:x="1.4cm" svg:y="0.837cm" presentation:class="title" presentation:user-transformed="true">
          <draw:text-box>
            <text:p text:style-name="P3"><text:span text:style-name="T5">BUG2</text:span></text:p>
          </draw:text-box>
        </draw:frame>
        <draw:frame presentation:style-name="pr5" draw:layer="layout" svg:width="25.199cm" svg:height="3.998cm" svg:x="1.4cm" svg:y="4.914cm" presentation:class="outline" presentation:user-transformed="true">
          <draw:text-box>
            <text:list text:style-name="L2">
              <text:list-item>
                <text:p>Обход препятствия до точки выхода луча из препятствия</text:p>
              </text:list-item>
              <text:list-item>
                <text:p>Гарантированно находит путь</text:p>
              </text:list-item>
            </text:list>
          </draw:text-box>
        </draw:frame>
        <draw:frame draw:style-name="gr3" draw:text-style-name="P5" draw:layer="layout" svg:width="2.5cm" svg:height="1.987cm" svg:x="2.603cm" svg:y="11.214cm">
          <draw:text-box>
            <text:p text:style-name="P5"><text:span text:style-name="T6">A</text:span></text:p>
          </draw:text-box>
        </draw:frame>
        <draw:custom-shape draw:style-name="gr4" draw:text-style-name="P4" draw:layer="layout" svg:width="0.5cm" svg:height="0.5cm" svg:x="3.103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5cm" svg:height="1.987cm" svg:x="22cm" svg:y="11.197cm">
          <draw:text-box>
            <text:p text:style-name="P5"><text:span text:style-name="T6">B</text:span></text:p>
          </draw:text-box>
        </draw:frame>
        <draw:custom-shape draw:style-name="gr4" draw:text-style-name="P4" draw:layer="layout" svg:width="0.5cm" svg:height="0.5cm" svg:x="22.5cm" svg:y="13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2" draw:text-style-name="P4" draw:layer="layout" svg:width="11.333cm" svg:height="8.568cm" svg:x="8.609cm" svg:y="9.28cm" svg:viewBox="0 0 11334 8569" draw:points="1698,7779 0,4976 514,2053 3199,0 7543,711 7543,3988 9991,5134 11334,7819 9202,8569 5805,5094 4384,2448 2409,4146 3041,7148">
          <text:p/>
        </draw:polygon>
        <draw:line draw:style-name="gr7" draw:text-style-name="P4" draw:layer="layout" svg:x1="3.318cm" svg:y1="13.979cm" svg:x2="8.372cm" svg:y2="13.979cm">
          <text:p/>
        </draw:line>
        <draw:line draw:style-name="gr11" draw:text-style-name="P4" draw:layer="layout" svg:x1="8.687cm" svg:y1="14.019cm" svg:x2="11.294cm" svg:y2="14.019cm">
          <text:p/>
        </draw:line>
        <draw:line draw:style-name="gr11" draw:text-style-name="P4" draw:layer="layout" svg:x1="14.255cm" svg:y1="14.019cm" svg:x2="17.889cm" svg:y2="14.059cm">
          <text:p/>
        </draw:line>
        <draw:line draw:style-name="gr7" draw:text-style-name="P4" draw:layer="layout" svg:x1="8.292cm" svg:y1="13.94cm" svg:x2="10.306cm" svg:y2="17.455cm">
          <text:p/>
        </draw:line>
        <draw:line draw:style-name="gr7" draw:text-style-name="P4" draw:layer="layout" svg:x1="10.346cm" svg:y1="17.376cm" svg:x2="11.926cm" svg:y2="16.586cm">
          <text:p/>
        </draw:line>
        <draw:line draw:style-name="gr7" draw:text-style-name="P4" draw:layer="layout" svg:x1="11.886cm" svg:y1="16.546cm" svg:x2="11.412cm" svg:y2="13.98cm">
          <text:p/>
        </draw:line>
        <draw:line draw:style-name="gr7" draw:text-style-name="P4" draw:layer="layout" svg:x1="11.491cm" svg:y1="14.019cm" svg:x2="14.058cm" svg:y2="13.98cm">
          <text:p/>
        </draw:line>
        <draw:line draw:style-name="gr7" draw:text-style-name="P4" draw:layer="layout" svg:x1="14.018cm" svg:y1="14.295cm" svg:x2="17.731cm" svg:y2="18.087cm">
          <text:p/>
        </draw:line>
        <draw:line draw:style-name="gr7" draw:text-style-name="P4" draw:layer="layout" svg:x1="17.731cm" svg:y1="18.047cm" svg:x2="20.179cm" svg:y2="17.218cm">
          <text:p/>
        </draw:line>
        <draw:line draw:style-name="gr7" draw:text-style-name="P4" draw:layer="layout" svg:x1="20.258cm" svg:y1="17.139cm" svg:x2="18.797cm" svg:y2="14.177cm">
          <text:p/>
        </draw:line>
        <draw:line draw:style-name="gr7" draw:text-style-name="P4" draw:layer="layout" svg:x1="18.678cm" svg:y1="14.217cm" svg:x2="18.125cm" svg:y2="13.98cm">
          <text:p/>
        </draw:line>
        <draw:line draw:style-name="gr7" draw:text-style-name="P4" draw:layer="layout" svg:x1="18.757cm" svg:y1="14.019cm" svg:x2="22.627cm" svg:y2="13.98cm">
          <text:p/>
        </draw:lin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5.209cm" svg:x="1.4cm" svg:y="-0.014cm" presentation:class="title" presentation:user-transformed="true">
          <draw:text-box>
            <text:p text:style-name="P5"><text:span text:style-name="T6">Решение задачи.</text:span><text:span text:style-name="T6"><text:line-break/></text:span><text:span text:style-name="T6">Методы, ориентированные на пространство</text:span></text:p>
          </draw:text-box>
        </draw:frame>
        <draw:frame presentation:style-name="pr5" draw:layer="layout" svg:width="25.199cm" svg:height="13.86cm" svg:x="1.4cm" svg:y="5.314cm" presentation:class="outline" presentation:user-transformed="true">
          <draw:text-box>
            <text:list text:style-name="L2">
              <text:list-item>
                <text:p>Агенту известно всё пространство</text:p>
              </text:list-item>
              <text:list-item>
                <text:p>Решение: </text:p>
              </text:list-item>
            </text:list>
            <text:list text:style-name="L3">
              <text:list-item>
                <text:list>
                  <text:list-item>
                    <text:p>Построить граф, моделирующий свойства достижимости</text:p>
                  </text:list-item>
                  <text:list-item>
                    <text:p>Найти путь в графе</text:p>
                  </text:list-item>
                  <text:list-item>
                    <text:p>Восстановить по пути в графе путь в пространстве</text:p>
                  </text:list-item>
                  <text:list-item>
                    <text:p>По возможности сократить путь (если он приближенный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</text:span></text:p>
          </draw:text-box>
        </draw:frame>
        <draw:frame presentation:style-name="pr5" draw:layer="layout" svg:width="25.199cm" svg:height="5.809cm" svg:x="1.4cm" svg:y="4.914cm" presentation:class="outline" presentation:user-transformed="true">
          <draw:text-box>
            <text:list text:style-name="L2">
              <text:list-item>
                <text:p>Построим между препятствиями граф дорог</text:p>
              </text:list-item>
              <text:list-item>
                <text:p>Добавим в граф путь между A и ближайшей «дорогой», путь между B и ближайшей «дорогой»</text:p>
              </text:list-item>
              <text:list-item>
                <text:p>Найдём путь между A и B в построенном графе.</text:p>
                <text:p text:style-name="P4">Как построить граф дорог?</text:p>
              </text:list-item>
            </text:list>
          </draw:text-box>
        </draw:frame>
        <draw:polygon draw:style-name="gr12" draw:text-style-name="P4" draw:layer="layout" svg:width="6.547cm" svg:height="4.423cm" svg:x="6.173cm" svg:y="12.161cm" svg:viewBox="0 0 6548 4424" draw:points="0,4424 1744,215 6548,0 2928,666">
          <text:p/>
        </draw:polygon>
        <draw:polygon draw:style-name="gr12" draw:text-style-name="P4" draw:layer="layout" svg:width="7.435cm" svg:height="3.049cm" svg:x="11.24cm" svg:y="12.805cm" svg:viewBox="0 0 7436 3050" draw:points="0,1289 4277,0 7436,2234 2402,3050">
          <text:p/>
        </draw:polygon>
        <draw:polygon draw:style-name="gr13" draw:text-style-name="P4" draw:layer="layout" svg:width="4.69cm" svg:height="4.466cm" svg:x="16.8cm" svg:y="12.29cm" svg:viewBox="0 0 4691 4467" draw:points="0,4467 3685,2448 329,0 4691,6 4671,4381">
          <text:p/>
        </draw:polygon>
        <draw:custom-shape draw:style-name="gr14" draw:text-style-name="P4" draw:layer="layout" svg:width="0.928cm" svg:height="0.928cm" svg:x="8.263cm" svg:y="17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0.928cm" svg:height="0.928cm" svg:x="23.164cm" svg:y="13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1.539cm" svg:height="2.731cm" svg:x="6.684cm" svg:y="17.685cm">
          <draw:text-box>
            <text:p><text:span text:style-name="T6">A</text:span></text:p>
          </draw:text-box>
        </draw:frame>
        <draw:frame draw:style-name="gr8" draw:text-style-name="P5" draw:layer="layout" svg:width="1.539cm" svg:height="1.987cm" svg:x="23.814cm" svg:y="11.189cm">
          <draw:text-box>
            <text:p><text:span text:style-name="T6">B</text:span></text:p>
          </draw:text-box>
        </draw:frame>
        <draw:path draw:style-name="gr16" draw:text-style-name="P4" draw:layer="layout" svg:width="15.345cm" svg:height="15.899cm" draw:transform="skewX (-6.10684739541955E-017) rotate (-0.746302788152634) translate (14.1714267097327cm 4.20942418474333cm)" svg:viewBox="0 0 15346 15900" svg:d="m3982-1487c2529 0 2495 32 2495 32l2359-3193 2397-4176c0 0-3657 283-3592 287s-1715 1016-1715 1016l-1925 3045 76 3091c0 0-797 3582-795 3516s-2065 708-2065 708c0 0-1215-4187-1217-4121s101-1737 66-1705 1783-1902 1783-1902c0 0 2721-2389 2653-2327s1358-308 1358-308c0 0 206-1076 173-1044s2515-2135 2515-2135c0 0 2752-2356 2687-2359s2207 2320 2113 2218 1858 2898 1995 2771-4043 3423-3810 3333-2695 26-2695 26">
          <text:p/>
        </draw:path>
        <draw:line draw:style-name="gr17" draw:text-style-name="P4" draw:layer="layout" svg:x1="22.466cm" svg:y1="14.343cm" svg:x2="23.302cm" svg:y2="14.343cm">
          <text:p/>
        </draw:line>
        <draw:line draw:style-name="gr17" draw:text-style-name="P4" draw:layer="layout" svg:x1="8.402cm" svg:y1="17.685cm" svg:x2="7.612cm" svg:y2="16.525cm">
          <text:p/>
        </draw:lin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Road Graph. Трапецоидальная карта (1)</text:span></text:p>
          </draw:text-box>
        </draw:frame>
        <draw:frame presentation:style-name="pr5" draw:layer="layout" svg:width="25.199cm" svg:height="4.137cm" svg:x="1.4cm" svg:y="4.914cm" presentation:class="outline" presentation:user-transformed="true">
          <draw:text-box>
            <text:list text:style-name="L2">
              <text:list-item>
                <text:p>Построим трапецоидальную карты по рёбрам препятствий и удалим трапеции, лежащие внутри препятствий</text:p>
                <text:list>
                  <text:list-item>
                    <text:p>Основания трапеций - вертикальные отрезки, содержащие вершины препятствий</text:p>
                  </text:list-item>
                  <text:list-item>
                    <text:p>Боковые грани трапеций - отрезки препятствий</text:p>
                  </text:list-item>
                </text:list>
              </text:list-item>
            </text:list>
          </draw:text-box>
        </draw:frame>
        <draw:polygon draw:style-name="gr12" draw:text-style-name="P4" draw:layer="layout" svg:width="7.858cm" svg:height="6.909cm" svg:x="6.278cm" svg:y="10.266cm" svg:viewBox="0 0 7859 6910" draw:points="0,6910 2093,336 7859,0 3515,1041">
          <text:p/>
        </draw:polygon>
        <draw:polygon draw:style-name="gr12" draw:text-style-name="P4" draw:layer="layout" svg:width="8.924cm" svg:height="4.763cm" svg:x="12.36cm" svg:y="11.273cm" svg:viewBox="0 0 8925 4764" draw:points="0,2013 5134,0 8925,3489 2883,4764">
          <text:p/>
        </draw:polygon>
        <draw:polygon draw:style-name="gr18" draw:text-style-name="P4" draw:layer="layout" svg:width="4.106cm" svg:height="1.508cm" svg:x="14.492cm" svg:y="13.587cm" svg:viewBox="0 0 4107 1509" draw:points="0,0 1777,1509 4107,0">
          <text:p/>
        </draw:polygon>
        <draw:polygon draw:style-name="gr13" draw:text-style-name="P4" draw:layer="layout" svg:width="5.629cm" svg:height="6.976cm" svg:x="19.034cm" svg:y="10.467cm" svg:viewBox="0 0 5630 6977" draw:points="0,6977 4423,3824 395,0 5630,9 5607,6843">
          <text:p/>
        </draw:polygon>
        <draw:polygon draw:style-name="gr19" draw:text-style-name="P4" draw:layer="layout" svg:width="24.404cm" svg:height="9.257cm" svg:x="1.737cm" svg:y="8.992cm" svg:viewBox="0 0 24405 9258" draw:points="40,0 24405,0 24405,9258 0,9258 0,0">
          <text:p/>
        </draw:polygon>
        <draw:line draw:style-name="gr18" draw:text-style-name="P4" draw:layer="layout" svg:x1="6.239cm" svg:y1="18.25cm" svg:x2="6.239cm" svg:y2="8.992cm">
          <text:p/>
        </draw:line>
        <draw:line draw:style-name="gr18" draw:text-style-name="P4" draw:layer="layout" svg:x1="8.371cm" svg:y1="10.602cm" svg:x2="8.371cm" svg:y2="8.992cm">
          <text:p/>
        </draw:line>
        <draw:line draw:style-name="gr18" draw:text-style-name="P4" draw:layer="layout" svg:x1="9.793cm" svg:y1="11.307cm" svg:x2="9.793cm" svg:y2="18.284cm">
          <text:p/>
        </draw:line>
        <draw:line draw:style-name="gr18" draw:text-style-name="P4" draw:layer="layout" svg:x1="14.137cm" svg:y1="9.025cm" svg:x2="14.137cm" svg:y2="12.514cm">
          <text:p/>
        </draw:line>
        <draw:line draw:style-name="gr18" draw:text-style-name="P4" draw:layer="layout" svg:x1="12.32cm" svg:y1="10.703cm" svg:x2="12.32cm" svg:y2="18.217cm">
          <text:p/>
        </draw:line>
        <draw:line draw:style-name="gr18" draw:text-style-name="P4" draw:layer="layout" svg:x1="16.309cm" svg:y1="15.029cm" svg:x2="16.309cm" svg:y2="13.587cm">
          <text:p/>
        </draw:line>
        <draw:line draw:style-name="gr18" draw:text-style-name="P4" draw:layer="layout" svg:x1="17.506cm" svg:y1="11.24cm" svg:x2="17.506cm" svg:y2="8.958cm">
          <text:p/>
        </draw:line>
        <draw:line draw:style-name="gr18" draw:text-style-name="P4" draw:layer="layout" svg:x1="15.248cm" svg:y1="16.03cm" svg:x2="15.248cm" svg:y2="18.255cm">
          <text:p/>
        </draw:line>
        <draw:line draw:style-name="gr18" draw:text-style-name="P4" draw:layer="layout" svg:x1="19.394cm" svg:y1="8.963cm" svg:x2="19.394cm" svg:y2="12.994cm">
          <text:p/>
        </draw:line>
        <draw:line draw:style-name="gr18" draw:text-style-name="P4" draw:layer="layout" svg:x1="19.012cm" svg:y1="18.23cm" svg:x2="19.012cm" svg:y2="15.218cm">
          <text:p/>
        </draw:line>
        <draw:line draw:style-name="gr18" draw:text-style-name="P4" draw:layer="layout" svg:x1="21.331cm" svg:y1="15.798cm" svg:x2="21.331cm" svg:y2="12.276cm">
          <text:p/>
        </draw:line>
        <draw:line draw:style-name="gr18" draw:text-style-name="P4" draw:layer="layout" svg:x1="24.664cm" svg:y1="18.279cm" svg:x2="24.664cm" svg:y2="9.005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>
          <draw:text-box>
            <text:p text:style-name="P5"><text:span text:style-name="T6">Road Graph. Трапецоидальная карта (2)</text:span></text:p>
          </draw:text-box>
        </draw:frame>
        <draw:frame presentation:style-name="pr5" draw:layer="layout" svg:width="25.199cm" svg:height="2.944cm" svg:x="1.4cm" svg:y="4.914cm" presentation:class="outline" presentation:user-transformed="true">
          <draw:text-box>
            <text:list text:style-name="L2">
              <text:list-item>
                <text:p>Построим граф по трапециям</text:p>
                <text:list>
                  <text:list-item>
                    <text:p>Вершины в центрах трапеций и на серединах оснований</text:p>
                  </text:list-item>
                  <text:list-item>
                    <text:p>Рёбра внутри трапеций (внутри одной трапеции поиск пути тривиален)</text:p>
                  </text:list-item>
                </text:list>
              </text:list-item>
            </text:list>
          </draw:text-box>
        </draw:frame>
        <draw:polygon draw:style-name="gr2" draw:text-style-name="P4" draw:layer="layout" svg:width="7.858cm" svg:height="7.631cm" svg:x="6.278cm" svg:y="9.429cm" svg:viewBox="0 0 7859 7632" draw:points="0,7632 2093,371 7859,0 3515,1149">
          <text:p/>
        </draw:polygon>
        <draw:polygon draw:style-name="gr2" draw:text-style-name="P4" draw:layer="layout" svg:width="8.924cm" svg:height="5.26cm" svg:x="12.36cm" svg:y="10.54cm" svg:viewBox="0 0 8925 5261" draw:points="0,2223 5134,0 8925,3853 2883,5261">
          <text:p/>
        </draw:polygon>
        <draw:polygon draw:style-name="gr20" draw:text-style-name="P4" draw:layer="layout" svg:width="4.106cm" svg:height="1.666cm" svg:x="14.492cm" svg:y="13.097cm" svg:viewBox="0 0 4107 1667" draw:points="0,0 1777,1667 4107,0">
          <text:p/>
        </draw:polygon>
        <draw:polygon draw:style-name="gr21" draw:text-style-name="P4" draw:layer="layout" svg:width="5.629cm" svg:height="7.705cm" svg:x="19.034cm" svg:y="9.651cm" svg:viewBox="0 0 5630 7706" draw:points="0,7706 4423,4224 395,0 5630,10 5607,7558">
          <text:p/>
        </draw:polygon>
        <draw:polygon draw:style-name="gr22" draw:text-style-name="P4" draw:layer="layout" svg:width="24.404cm" svg:height="10.224cm" svg:x="1.737cm" svg:y="8.022cm" svg:viewBox="0 0 24405 10225" draw:points="40,0 24405,0 24405,10225 0,10225 0,0">
          <text:p/>
        </draw:polygon>
        <draw:line draw:style-name="gr20" draw:text-style-name="P4" draw:layer="layout" svg:x1="6.239cm" svg:y1="18.247cm" svg:x2="6.239cm" svg:y2="8.022cm">
          <text:p/>
        </draw:line>
        <draw:line draw:style-name="gr20" draw:text-style-name="P4" draw:layer="layout" svg:x1="8.371cm" svg:y1="9.8cm" svg:x2="8.371cm" svg:y2="8.022cm">
          <text:p/>
        </draw:line>
        <draw:line draw:style-name="gr20" draw:text-style-name="P4" draw:layer="layout" svg:x1="9.793cm" svg:y1="10.578cm" svg:x2="9.793cm" svg:y2="18.284cm">
          <text:p/>
        </draw:line>
        <draw:line draw:style-name="gr20" draw:text-style-name="P4" draw:layer="layout" svg:x1="14.137cm" svg:y1="8.058cm" svg:x2="14.137cm" svg:y2="11.911cm">
          <text:p/>
        </draw:line>
        <draw:line draw:style-name="gr20" draw:text-style-name="P4" draw:layer="layout" svg:x1="12.32cm" svg:y1="9.911cm" svg:x2="12.32cm" svg:y2="18.21cm">
          <text:p/>
        </draw:line>
        <draw:line draw:style-name="gr20" draw:text-style-name="P4" draw:layer="layout" svg:x1="16.309cm" svg:y1="14.69cm" svg:x2="16.309cm" svg:y2="13.097cm">
          <text:p/>
        </draw:line>
        <draw:line draw:style-name="gr20" draw:text-style-name="P4" draw:layer="layout" svg:x1="17.506cm" svg:y1="10.504cm" svg:x2="17.506cm" svg:y2="7.984cm">
          <text:p/>
        </draw:line>
        <draw:line draw:style-name="gr20" draw:text-style-name="P4" draw:layer="layout" svg:x1="15.248cm" svg:y1="15.794cm" svg:x2="15.248cm" svg:y2="18.251cm">
          <text:p/>
        </draw:line>
        <draw:line draw:style-name="gr20" draw:text-style-name="P4" draw:layer="layout" svg:x1="19.394cm" svg:y1="7.99cm" svg:x2="19.394cm" svg:y2="12.442cm">
          <text:p/>
        </draw:line>
        <draw:line draw:style-name="gr20" draw:text-style-name="P4" draw:layer="layout" svg:x1="19.012cm" svg:y1="18.225cm" svg:x2="19.012cm" svg:y2="14.898cm">
          <text:p/>
        </draw:line>
        <draw:line draw:style-name="gr20" draw:text-style-name="P4" draw:layer="layout" svg:x1="21.331cm" svg:y1="15.538cm" svg:x2="21.331cm" svg:y2="11.648cm">
          <text:p/>
        </draw:line>
        <draw:line draw:style-name="gr20" draw:text-style-name="P4" draw:layer="layout" svg:x1="24.664cm" svg:y1="18.279cm" svg:x2="24.664cm" svg:y2="8.036cm">
          <text:p/>
        </draw:line>
        <draw:custom-shape draw:style-name="gr23" draw:text-style-name="P4" draw:layer="layout" svg:width="0.584cm" svg:height="0.548cm" svg:x="3.771cm" svg:y="13.1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5.945cm" svg:y="12.1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5.932cm" svg:y="17.3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9.49cm" svg:y="13.8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8.061cm" svg:y="8.6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2.015cm" svg:y="11.03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2.015cm" svg:y="15.9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6.029cm" svg:y="13.57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4.934cm" svg:y="16.82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3.84cm" svg:y="10.4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3.839cm" svg:y="8.4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7.184cm" svg:y="8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9.161cm" svg:y="10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9.102cm" svg:y="8.6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4" draw:layer="layout" svg:width="0.584cm" svg:height="0.548cm" svg:x="20.984cm" svg:y="12.8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21.018cm" svg:y="14.6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8.736cm" svg:y="15.8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18.707cm" svg:y="17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24.362cm" svg:y="17.45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0.584cm" svg:height="0.548cm" svg:x="24.362cm" svg:y="8.66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6.984cm" svg:y="9.82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7.923cm" svg:y="15.9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0.786cm" svg:y="13.9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0.846cm" svg:y="8.6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5.439cm" svg:y="9.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8.106cm" svg:y="9.2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795cm" svg:y="8.7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5.14cm" svg:y="12.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521cm" svg:y="17.48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6.837cm" svg:y="16.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3.401cm" svg:y="16.0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2.923cm" svg:y="10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6.872cm" svg:y="13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7cm" svg:x="15.374cm" svg:y="13.3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1.83cm" svg:y="13.45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20.134cm" svg:y="11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4" draw:layer="layout" svg:width="0.584cm" svg:height="0.548cm" svg:x="19.834cm" svg:y="15.25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5" draw:text-style-name="P4" draw:layer="layout" svg:x1="4.365cm" svg:y1="13.286cm" svg:x2="6.11cm" svg:y2="12.492cm">
          <text:p/>
        </draw:line>
        <draw:line draw:style-name="gr25" draw:text-style-name="P4" draw:layer="layout" svg:x1="4.201cm" svg:y1="13.644cm" svg:x2="6.192cm" svg:y2="17.636cm">
          <text:p/>
        </draw:line>
        <draw:line draw:style-name="gr25" draw:text-style-name="P4" draw:layer="layout" svg:x1="6.301cm" svg:y1="17.687cm" svg:x2="7.987cm" svg:y2="16.465cm">
          <text:p/>
        </draw:line>
        <draw:line draw:style-name="gr25" draw:text-style-name="P4" draw:layer="layout" svg:x1="8.456cm" svg:y1="16.049cm" svg:x2="9.765cm" svg:y2="14.155cm">
          <text:p/>
        </draw:line>
        <draw:line draw:style-name="gr25" draw:text-style-name="P4" draw:layer="layout" svg:x1="7.174cm" svg:y1="10.317cm" svg:x2="6.274cm" svg:y2="12.466cm">
          <text:p/>
        </draw:line>
        <draw:line draw:style-name="gr25" draw:text-style-name="P4" draw:layer="layout" svg:x1="7.474cm" svg:y1="9.882cm" svg:x2="8.32cm" svg:y2="8.961cm">
          <text:p/>
        </draw:line>
        <draw:line draw:style-name="gr25" draw:text-style-name="P4" draw:layer="layout" svg:x1="10.829cm" svg:y1="8.884cm" svg:x2="8.456cm" svg:y2="8.936cm">
          <text:p/>
        </draw:line>
        <draw:line draw:style-name="gr25" draw:text-style-name="P4" draw:layer="layout" svg:x1="11.456cm" svg:y1="8.883cm" svg:x2="14.13cm" svg:y2="8.705cm">
          <text:p/>
        </draw:line>
        <draw:line draw:style-name="gr25" draw:text-style-name="P4" draw:layer="layout" svg:x1="10.775cm" svg:y1="14.181cm" svg:x2="9.82cm" svg:y2="14.155cm">
          <text:p/>
        </draw:line>
        <draw:line draw:style-name="gr25" draw:text-style-name="P4" draw:layer="layout" svg:x1="11.102cm" svg:y1="13.95cm" svg:x2="12.329cm" svg:y2="11.238cm">
          <text:p/>
        </draw:line>
        <draw:line draw:style-name="gr25" draw:text-style-name="P4" draw:layer="layout" svg:x1="12.929cm" svg:y1="11.085cm" svg:x2="12.329cm" svg:y2="11.316cm">
          <text:p/>
        </draw:line>
        <draw:line draw:style-name="gr25" draw:text-style-name="P4" draw:layer="layout" svg:x1="13.502cm" svg:y1="10.855cm" svg:x2="14.048cm" svg:y2="10.676cm">
          <text:p/>
        </draw:line>
        <draw:line draw:style-name="gr25" draw:text-style-name="P4" draw:layer="layout" svg:x1="15.521cm" svg:y1="9.78cm" svg:x2="14.239cm" svg:y2="10.651cm">
          <text:p/>
        </draw:line>
        <draw:line draw:style-name="gr25" draw:text-style-name="P4" draw:layer="layout" svg:x1="15.493cm" svg:y1="9.447cm" svg:x2="14.239cm" svg:y2="8.705cm">
          <text:p/>
        </draw:line>
        <draw:line draw:style-name="gr25" draw:text-style-name="P4" draw:layer="layout" svg:x1="16.012cm" svg:y1="9.524cm" svg:x2="17.485cm" svg:y2="9.217cm">
          <text:p/>
        </draw:line>
        <draw:line draw:style-name="gr25" draw:text-style-name="P4" draw:layer="layout" svg:x1="18.167cm" svg:y1="9.396cm" svg:x2="17.539cm" svg:y2="9.217cm">
          <text:p/>
        </draw:line>
        <draw:line draw:style-name="gr25" draw:text-style-name="P4" draw:layer="layout" svg:x1="18.576cm" svg:y1="9.344cm" svg:x2="19.367cm" svg:y2="8.935cm">
          <text:p/>
        </draw:line>
        <draw:line draw:style-name="gr25" draw:text-style-name="P4" draw:layer="layout" svg:x1="18.576cm" svg:y1="9.78cm" svg:x2="19.449cm" svg:y2="11.111cm">
          <text:p/>
        </draw:line>
        <draw:line draw:style-name="gr25" draw:text-style-name="P4" draw:layer="layout" svg:x1="20.185cm" svg:y1="11.929cm" svg:x2="19.476cm" svg:y2="11.162cm">
          <text:p/>
        </draw:line>
        <draw:line draw:style-name="gr25" draw:text-style-name="P4" draw:layer="layout" svg:x1="20.676cm" svg:y1="12.339cm" svg:x2="21.249cm" svg:y2="13.158cm">
          <text:p/>
        </draw:line>
        <draw:line draw:style-name="gr20" draw:text-style-name="P4" draw:layer="layout" svg:x1="21.876cm" svg:y1="13.567cm" svg:x2="21.331cm" svg:y2="13.158cm">
          <text:p/>
        </draw:line>
        <draw:line draw:style-name="gr25" draw:text-style-name="P4" draw:layer="layout" svg:x1="21.903cm" svg:y1="13.874cm" svg:x2="21.303cm" svg:y2="14.924cm">
          <text:p/>
        </draw:line>
        <draw:line draw:style-name="gr25" draw:text-style-name="P4" draw:layer="layout" svg:x1="20.376cm" svg:y1="15.409cm" svg:x2="21.222cm" svg:y2="15cm">
          <text:p/>
        </draw:line>
        <draw:line draw:style-name="gr25" draw:text-style-name="P4" draw:layer="layout" svg:x1="19.912cm" svg:y1="15.716cm" svg:x2="19.039cm" svg:y2="16.074cm">
          <text:p/>
        </draw:line>
        <draw:line draw:style-name="gr25" draw:text-style-name="P4" draw:layer="layout" svg:x1="16.966cm" svg:y1="13.644cm" svg:x2="16.448cm" svg:y2="13.823cm">
          <text:p/>
        </draw:line>
        <draw:line draw:style-name="gr25" draw:text-style-name="P4" draw:layer="layout" svg:x1="15.875cm" svg:y1="13.721cm" svg:x2="16.257cm" svg:y2="13.823cm">
          <text:p/>
        </draw:line>
        <draw:line draw:style-name="gr25" draw:text-style-name="P4" draw:layer="layout" svg:x1="11.156cm" svg:y1="14.488cm" svg:x2="12.302cm" svg:y2="16.177cm">
          <text:p/>
        </draw:line>
        <draw:line draw:style-name="gr25" draw:text-style-name="P4" draw:layer="layout" svg:x1="13.339cm" svg:y1="16.382cm" svg:x2="12.302cm" svg:y2="16.126cm">
          <text:p/>
        </draw:line>
        <draw:line draw:style-name="gr25" draw:text-style-name="P4" draw:layer="layout" svg:x1="13.993cm" svg:y1="16.485cm" svg:x2="15.166cm" svg:y2="17.048cm">
          <text:p/>
        </draw:line>
        <draw:line draw:style-name="gr25" draw:text-style-name="P4" draw:layer="layout" svg:x1="16.83cm" svg:y1="16.971cm" svg:x2="15.302cm" svg:y2="17.099cm">
          <text:p/>
        </draw:line>
        <draw:line draw:style-name="gr25" draw:text-style-name="P4" draw:layer="layout" svg:x1="17.376cm" svg:y1="16.843cm" svg:x2="18.985cm" svg:y2="16.101cm">
          <text:p/>
        </draw:line>
        <draw:line draw:style-name="gr25" draw:text-style-name="P4" draw:layer="layout" svg:x1="17.321cm" svg:y1="17.098cm" svg:x2="19.039cm" svg:y2="17.866cm">
          <text:p/>
        </draw:line>
        <draw:line draw:style-name="gr25" draw:text-style-name="P4" draw:layer="layout" svg:x1="21.549cm" svg:y1="17.79cm" svg:x2="18.985cm" svg:y2="17.79cm">
          <text:p/>
        </draw:line>
        <draw:line draw:style-name="gr25" draw:text-style-name="P4" draw:layer="layout" svg:x1="22.094cm" svg:y1="17.713cm" svg:x2="24.658cm" svg:y2="17.738cm">
          <text:p/>
        </draw:line>
        <draw:line draw:style-name="gr25" draw:text-style-name="P4" draw:layer="layout" svg:x1="25.312cm" svg:y1="13.286cm" svg:x2="24.712cm" svg:y2="17.764cm">
          <text:p/>
        </draw:line>
        <draw:line draw:style-name="gr25" draw:text-style-name="P4" draw:layer="layout" svg:x1="25.367cm" svg:y1="12.8cm" svg:x2="24.794cm" svg:y2="9.038cm">
          <text:p/>
        </draw:line>
        <draw:line draw:style-name="gr25" draw:text-style-name="P4" draw:layer="layout" svg:x1="22.339cm" svg:y1="9.012cm" svg:x2="24.63cm" svg:y2="8.935cm">
          <text:p/>
        </draw:line>
        <draw:line draw:style-name="gr25" draw:text-style-name="P4" draw:layer="layout" svg:x1="21.794cm" svg:y1="8.987cm" svg:x2="19.557cm" svg:y2="8.91cm">
          <text:p/>
        </draw:lin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Visibility Graph</text:span></text:p>
          </draw:text-box>
        </draw:frame>
        <draw:frame presentation:style-name="pr5" draw:layer="layout" svg:width="25.199cm" svg:height="4.695cm" svg:x="1.4cm" svg:y="4.914cm" presentation:class="outline" presentation:user-transformed="true">
          <draw:text-box>
            <text:list text:style-name="L2">
              <text:list-item>
                <text:p>Построим граф:</text:p>
                <text:list>
                  <text:list-item>
                    <text:p>вершины - вершины препятствий (плюс точки A и B)</text:p>
                  </text:list-item>
                  <text:list-item>
                    <text:p>соединим рёбрами видимые вершины</text:p>
                  </text:list-item>
                </text:list>
              </text:list-item>
              <text:list-item>
                <text:p>Находит кратчайший путь</text:p>
              </text:list-item>
            </text:list>
          </draw:text-box>
        </draw:frame>
        <draw:polygon draw:style-name="gr13" draw:text-style-name="P4" draw:layer="layout" svg:width="10.119cm" svg:height="4.308cm" svg:x="7.612cm" svg:y="10.792cm" svg:viewBox="0 0 10120 4309" draw:points="0,4309 4271,0 10120,4227 4364,1382">
          <text:p/>
        </draw:polygon>
        <draw:polygon draw:style-name="gr13" draw:text-style-name="P4" draw:layer="layout" svg:width="4.966cm" svg:height="3.373cm" svg:x="9.562cm" svg:y="13.637cm" svg:viewBox="0 0 4967 3374" draw:points="2460,0 0,3374 4967,3130">
          <text:p/>
        </draw:polygon>
        <draw:polygon draw:style-name="gr19" draw:text-style-name="P4" draw:layer="layout" svg:width="23.951cm" svg:height="8.699cm" svg:x="2.042cm" svg:y="10.141cm" svg:viewBox="0 0 23952 8700" draw:points="0,81 23952,81 23952,8700 93,8700 93,0">
          <text:p/>
        </draw:polygon>
        <draw:custom-shape draw:style-name="gr14" draw:text-style-name="P4" draw:layer="layout" svg:width="0.604cm" svg:height="0.529cm" svg:x="1.836cm" svg:y="10.0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7.242cm" svg:y="14.8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1.613cm" svg:y="10.3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1.651cm" svg:y="11.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7.315cm" svg:y="14.7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25.717cm" svg:y="9.9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25.671cm" svg:y="18.4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4.158cm" svg:y="16.5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9.239cm" svg:y="16.8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4" draw:layer="layout" svg:width="0.604cm" svg:height="0.529cm" svg:x="1.804cm" svg:y="18.60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8" draw:text-style-name="P4" draw:layer="layout" svg:x1="2.089cm" svg:y1="18.922cm" svg:x2="7.52cm" svg:y2="15.181cm">
          <text:p/>
        </draw:line>
        <draw:line draw:style-name="gr18" draw:text-style-name="P4" draw:layer="layout" svg:x1="7.473cm" svg:y1="15.223cm" svg:x2="2.042cm" svg:y2="10.222cm">
          <text:p/>
        </draw:line>
        <draw:line draw:style-name="gr18" draw:text-style-name="P4" draw:layer="layout" svg:x1="2.089cm" svg:y1="18.881cm" svg:x2="12.022cm" svg:y2="10.628cm">
          <text:p/>
        </draw:line>
        <draw:line draw:style-name="gr18" draw:text-style-name="P4" draw:layer="layout" svg:x1="9.655cm" svg:y1="17.092cm" svg:x2="2.135cm" svg:y2="18.88cm">
          <text:p/>
        </draw:line>
        <draw:custom-shape draw:style-name="gr14" draw:text-style-name="P4" draw:layer="layout" svg:width="0.604cm" svg:height="0.529cm" svg:x="11.698cm" svg:y="13.4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8" draw:text-style-name="P4" draw:layer="layout" svg:x1="2.135cm" svg:y1="19.003cm" svg:x2="12.022cm" svg:y2="13.759cm">
          <text:p/>
        </draw:line>
        <draw:line draw:style-name="gr18" draw:text-style-name="P4" draw:layer="layout" svg:x1="2.089cm" svg:y1="10.263cm" svg:x2="12.115cm" svg:y2="10.71cm">
          <text:p/>
        </draw:line>
        <draw:line draw:style-name="gr18" draw:text-style-name="P4" draw:layer="layout" svg:x1="7.52cm" svg:y1="15.223cm" svg:x2="9.655cm" svg:y2="17.093cm">
          <text:p/>
        </draw:line>
        <draw:line draw:style-name="gr18" draw:text-style-name="P4" draw:layer="layout" svg:x1="11.883cm" svg:y1="13.759cm" svg:x2="7.566cm" svg:y2="15.263cm">
          <text:p/>
        </draw:line>
        <draw:line draw:style-name="gr18" draw:text-style-name="P4" draw:layer="layout" svg:x1="9.562cm" svg:y1="17.092cm" svg:x2="12.022cm" svg:y2="12.254cm">
          <text:p/>
        </draw:line>
        <draw:line draw:style-name="gr18" draw:text-style-name="P4" draw:layer="layout" svg:x1="25.901cm" svg:y1="18.841cm" svg:x2="9.376cm" svg:y2="17.174cm">
          <text:p/>
        </draw:line>
        <draw:line draw:style-name="gr18" draw:text-style-name="P4" draw:layer="layout" svg:x1="11.976cm" svg:y1="13.636cm" svg:x2="11.929cm" svg:y2="12.173cm">
          <text:p/>
        </draw:line>
        <draw:line draw:style-name="gr18" draw:text-style-name="P4" draw:layer="layout" svg:x1="17.824cm" svg:y1="15.06cm" svg:x2="11.976cm" svg:y2="13.841cm">
          <text:p/>
        </draw:line>
        <draw:line draw:style-name="gr18" draw:text-style-name="P4" draw:layer="layout" svg:x1="11.976cm" svg:y1="10.709cm" svg:x2="26.18cm" svg:y2="10.344cm">
          <text:p/>
        </draw:line>
        <draw:line draw:style-name="gr18" draw:text-style-name="P4" draw:layer="layout" svg:x1="12.069cm" svg:y1="12.254cm" svg:x2="14.529cm" svg:y2="16.807cm">
          <text:p/>
        </draw:line>
        <draw:line draw:style-name="gr18" draw:text-style-name="P4" draw:layer="layout" svg:x1="14.529cm" svg:y1="16.726cm" svg:x2="17.685cm" svg:y2="15.019cm">
          <text:p/>
        </draw:line>
        <draw:line draw:style-name="gr18" draw:text-style-name="P4" draw:layer="layout" svg:x1="25.994cm" svg:y1="18.719cm" svg:x2="14.343cm" svg:y2="16.971cm">
          <text:p/>
        </draw:line>
        <draw:line draw:style-name="gr18" draw:text-style-name="P4" draw:layer="layout" svg:x1="1.949cm" svg:y1="19.043cm" svg:x2="14.575cm" svg:y2="16.929cm">
          <text:p/>
        </draw:line>
        <draw:line draw:style-name="gr18" draw:text-style-name="P4" draw:layer="layout" svg:x1="17.592cm" svg:y1="15.019cm" svg:x2="25.901cm" svg:y2="18.637cm">
          <text:p/>
        </draw:line>
        <draw:line draw:style-name="gr18" draw:text-style-name="P4" draw:layer="layout" svg:x1="26.18cm" svg:y1="10.385cm" svg:x2="17.685cm" svg:y2="14.979cm">
          <text:p/>
        </draw:line>
        <draw:line draw:style-name="gr18" draw:text-style-name="P4" draw:layer="layout" svg:x1="26.04cm" svg:y1="18.8cm" svg:x2="12.022cm" svg:y2="13.8cm">
          <text:p/>
        </draw:line>
        <draw:line draw:style-name="gr18" draw:text-style-name="P4" draw:layer="layout" svg:x1="11.929cm" svg:y1="10.589cm" svg:x2="26.18cm" svg:y2="18.76cm">
          <text:p/>
        </draw:lin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декомпозиции</text:span></text:p>
          </draw:text-box>
        </draw:frame>
        <draw:frame presentation:style-name="pr5" draw:layer="layout" svg:width="25.199cm" svg:height="3.952cm" svg:x="1.4cm" svg:y="4.914cm" presentation:class="outline" presentation:user-transformed="true">
          <draw:text-box>
            <text:list text:style-name="L2">
              <text:list-item>
                <text:p>Разбиваем свободное пространство на ячейки такие, что поиск пути между точками внутри ячейки тривиален</text:p>
                <text:list>
                  <text:list-item>
                    <text:p>Например, ячейки - выпуклые или звёздные полигоны</text:p>
                  </text:list-item>
                </text:list>
              </text:list-item>
              <text:list-item>
                <text:p>Ячейка - вершина. Смежные ячейки соединены ребром</text:p>
              </text:list-item>
            </text:list>
          </draw:text-box>
        </draw:frame>
        <draw:polygon draw:style-name="gr21" draw:text-style-name="P4" draw:layer="layout" svg:width="10.119cm" svg:height="4.624cm" svg:x="7.613cm" svg:y="10.167cm" svg:viewBox="0 0 10120 4625" draw:points="0,4625 4271,0 10120,4537 4364,1483">
          <text:p/>
        </draw:polygon>
        <draw:polygon draw:style-name="gr21" draw:text-style-name="P4" draw:layer="layout" svg:width="4.966cm" svg:height="3.621cm" svg:x="9.563cm" svg:y="13.221cm" svg:viewBox="0 0 4967 3622" draw:points="2460,0 0,3622 4967,3359">
          <text:p/>
        </draw:polygon>
        <draw:polygon draw:style-name="gr22" draw:text-style-name="P4" draw:layer="layout" svg:width="23.951cm" svg:height="9.337cm" svg:x="2.043cm" svg:y="9.469cm" svg:viewBox="0 0 23952 9338" draw:points="0,87 23952,87 23952,9338 93,9338 93,0">
          <text:p/>
        </draw:polygon>
        <draw:line draw:style-name="gr20" draw:text-style-name="P4" draw:layer="layout" svg:x1="2.09cm" svg:y1="18.893cm" svg:x2="7.521cm" svg:y2="14.878cm">
          <text:p/>
        </draw:line>
        <draw:line draw:style-name="gr20" draw:text-style-name="P4" draw:layer="layout" svg:x1="9.656cm" svg:y1="16.929cm" svg:x2="2.136cm" svg:y2="18.848cm">
          <text:p/>
        </draw:line>
        <draw:line draw:style-name="gr20" draw:text-style-name="P4" draw:layer="layout" svg:x1="11.977cm" svg:y1="13.221cm" svg:x2="11.93cm" svg:y2="11.65cm">
          <text:p/>
        </draw:line>
        <draw:line draw:style-name="gr18" draw:text-style-name="P4" draw:layer="layout" svg:x1="26.04cm" svg:y1="18.892cm" svg:x2="14.529cm" svg:y2="16.667cm">
          <text:p/>
        </draw:line>
        <draw:polygon draw:style-name="gr26" draw:text-style-name="P4" draw:layer="layout" svg:width="9.363cm" svg:height="9.614cm" draw:transform="skewX (-0.0010471975511964) rotate (1.56084795005823) translate (2.08828062996326cm 18.8337140515008cm)" svg:viewBox="0 0 9364 9615" draw:points="72,4551 9323,4552 9364,14160 8741,14166 4053,10051 0,4559">
          <text:p/>
        </draw:polygon>
        <draw:polygon draw:style-name="gr27" draw:text-style-name="P4" draw:layer="layout" svg:width="12.108cm" svg:height="2.895cm" draw:transform="skewX (-0.0602138591937929) rotate (0.635125314800617) translate (2.11854511795104cm 18.8100634768746cm)" svg:viewBox="0 0 12109 2896" draw:points="0,32870 6914,32870 12109,32888 11140,34156 6926,35694 15,32798">
          <text:p/>
        </draw:polygon>
        <draw:polygon draw:style-name="gr27" draw:text-style-name="P4" draw:layer="layout" svg:width="9.444cm" svg:height="14.151cm" draw:transform="skewX (0.0012217304763958) rotate (-1.55962621958302) translate (25.9410475561107cm 9.42121540318631cm)" svg:viewBox="0 0 9445 14152" draw:points="175,-51668 9445,-51668 5131,-43298 520,-37576 0,-37517 142,-51635">
          <text:p/>
        </draw:polygon>
        <draw:polygon draw:style-name="gr27" draw:text-style-name="P4" draw:layer="layout" svg:width="22.873cm" svg:height="5.969cm" draw:transform="skewX (-0.0312413936106926) rotate (0.252025543987934) translate (2.12209120739692cm 18.803178320696cm)" svg:viewBox="0 0 22874 5970" draw:points="0,37509 7771,37508 12605,38461 22874,43446 9,37477">
          <text:p/>
        </draw:polygon>
        <draw:polygon draw:style-name="gr27" draw:text-style-name="P4" draw:layer="layout" svg:width="15.691cm" svg:height="3.301cm" draw:transform="skewX (0.0511381470834241) rotate (-0.462686784704795) translate (11.992cm 11.6957560343108cm)" svg:viewBox="0 0 15692 3302" draw:points="6285,10343 15692,10343 4620,13529 763,11614 0,10227 6317,10401">
          <text:p/>
        </draw:polygon>
        <draw:custom-shape draw:style-name="gr28" draw:text-style-name="P4" draw:id="id1" draw:layer="layout" svg:width="0.756cm" svg:height="0.711cm" svg:x="5.395cm" svg:y="11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5" draw:layer="layout" svg:width="0.756cm" svg:height="0.711cm" svg:x="19.774cm" svg:y="12.0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4" draw:layer="layout" svg:width="0.756cm" svg:height="0.711cm" svg:x="15.685cm" svg:y="15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2" draw:layer="layout" svg:width="0.756cm" svg:height="0.711cm" svg:x="8.126cm" svg:y="1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id="id3" draw:layer="layout" svg:width="0.756cm" svg:height="0.711cm" svg:x="12.148cm" svg:y="17.4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9" draw:text-style-name="P4" draw:layer="layout" draw:type="curve" svg:x1="5.773cm" svg:y1="12.665cm" svg:x2="8.126cm" svg:y2="15.813cm" draw:start-shape="id1" draw:start-glue-point="8" draw:end-shape="id2" draw:end-glue-point="6" svg:d="m5773 12665c0 2099 784 3148 2353 3148">
          <text:p/>
        </draw:connector>
        <draw:connector draw:style-name="gr30" draw:text-style-name="P4" draw:layer="layout" draw:type="curve" svg:x1="12.148cm" svg:y1="17.853cm" svg:x2="8.504cm" svg:y2="16.168cm" draw:start-shape="id3" draw:start-glue-point="6" draw:end-shape="id2" draw:end-glue-point="8" svg:d="m12148 17853c-2430 0-3644-561-3644-1685">
          <text:p/>
        </draw:connector>
        <draw:connector draw:style-name="gr30" draw:text-style-name="P4" draw:layer="layout" draw:type="curve" svg:x1="12.904cm" svg:y1="17.853cm" svg:x2="16.063cm" svg:y2="15.877cm" draw:start-shape="id3" draw:start-glue-point="10" draw:end-shape="id4" draw:end-glue-point="8" svg:d="m12904 17853c2106 0 3159-658 3159-1976">
          <text:p/>
        </draw:connector>
        <draw:connector draw:style-name="gr30" draw:text-style-name="P4" draw:layer="layout" draw:type="curve" draw:line-skew="-1.383cm" svg:x1="8.772cm" svg:y1="15.561cm" svg:x2="16.063cm" svg:y2="15.166cm" draw:start-shape="id2" draw:start-glue-point="11" draw:end-shape="id4" draw:end-glue-point="4" svg:d="m8772 15561c0-3493 7291-3296 7291-395">
          <text:p/>
        </draw:connector>
        <draw:connector draw:style-name="gr31" draw:text-style-name="P4" draw:layer="layout" draw:type="curve" svg:x1="16.441cm" svg:y1="15.522cm" svg:x2="20.152cm" svg:y2="12.777cm" draw:start-shape="id4" draw:start-glue-point="10" draw:end-shape="id5" draw:end-glue-point="8" svg:d="m16441 15522c2474 0 3711-915 3711-2745">
          <text:p/>
        </draw:connector>
        <draw:connector draw:style-name="gr30" draw:text-style-name="P4" draw:layer="layout" draw:type="curve" draw:line-skew="-1.256cm" svg:x1="5.773cm" svg:y1="11.954cm" svg:x2="20.152cm" svg:y2="12.066cm" draw:start-shape="id1" draw:start-glue-point="4" draw:end-shape="id5" draw:end-glue-point="4" svg:d="m5773 11954c0-2712 14379-2768 14379 112">
          <text:p/>
        </draw:connecto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5" draw:layer="layout" svg:width="25.199cm" svg:height="3.507cm" svg:x="1.4cm" svg:y="0.837cm" presentation:class="title" presentation:user-transformed="true">
          <draw:text-box>
            <text:p text:style-name="P5"><text:span text:style-name="T6">Метод потенциалов</text:span></text:p>
          </draw:text-box>
        </draw:frame>
        <draw:frame presentation:style-name="pr5" draw:layer="layout" svg:width="25.199cm" svg:height="5.019cm" svg:x="1.4cm" svg:y="4.914cm" presentation:class="outline" presentation:user-transformed="true">
          <draw:text-box>
            <text:list text:style-name="L2">
              <text:list-item>
                <text:p>Вводится потенциальное поле: P(v) = G(v) + O(v)</text:p>
                <text:list>
                  <text:list-item>
                    <text:p>G(v) - убывает с приближением v к цели</text:p>
                  </text:list-item>
                  <text:list-item>
                    <text:p>O(v) - возрастает при приближении к препятствию</text:p>
                  </text:list-item>
                </text:list>
              </text:list-item>
              <text:list-item>
                <text:p>Поиск пути - градиентный спуск</text:p>
              </text:list-item>
              <text:list-item>
                <text:p>Не всегда работает: возможно возникновение локальных минимумов</text:p>
              </text:list-item>
            </text:list>
          </draw:text-box>
        </draw:frame>
        <draw:frame draw:style-name="gr32" draw:text-style-name="P5" draw:layer="layout" svg:width="2.291cm" svg:height="1.987cm" svg:x="2.604cm" svg:y="12.549cm">
          <draw:text-box>
            <text:p text:style-name="P5"><text:span text:style-name="T6">A</text:span></text:p>
          </draw:text-box>
        </draw:frame>
        <draw:custom-shape draw:style-name="gr14" draw:text-style-name="P4" draw:layer="layout" svg:width="0.458cm" svg:height="0.414cm" svg:x="3.062cm" svg:y="1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5" draw:layer="layout" svg:width="2.291cm" svg:height="1.987cm" svg:x="21.662cm" svg:y="10.845cm">
          <draw:text-box>
            <text:p text:style-name="P5"><text:span text:style-name="T6">B</text:span></text:p>
          </draw:text-box>
        </draw:frame>
        <draw:custom-shape draw:style-name="gr14" draw:text-style-name="P4" draw:layer="layout" svg:width="0.458cm" svg:height="0.414cm" svg:x="20.838cm" svg:y="14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3" draw:text-style-name="P4" draw:layer="layout" svg:width="3.359cm" svg:height="2.918cm" svg:x="10.341cm" svg:y="13.14cm" svg:viewBox="0 0 3360 2919" draw:points="0,2919 1872,0 3360,2803">
          <text:p/>
        </draw:polygon>
        <draw:line draw:style-name="gr17" draw:text-style-name="P4" draw:layer="layout" svg:x1="12.17cm" svg:y1="12.986cm" svg:x2="12.17cm" svg:y2="10.759cm">
          <text:p/>
        </draw:line>
        <draw:line draw:style-name="gr17" draw:text-style-name="P4" draw:layer="layout" svg:x1="10.172cm" svg:y1="16.289cm" svg:x2="8.087cm" svg:y2="17.94cm">
          <text:p/>
        </draw:line>
        <draw:line draw:style-name="gr17" draw:text-style-name="P4" draw:layer="layout" svg:x1="13.872cm" svg:y1="16.059cm" svg:x2="16.041cm" svg:y2="18.094cm">
          <text:p/>
        </draw:line>
        <draw:line draw:style-name="gr17" draw:text-style-name="P4" draw:layer="layout" svg:x1="12.128cm" svg:y1="16.328cm" svg:x2="12.128cm" svg:y2="18.593cm">
          <text:p/>
        </draw:line>
        <draw:line draw:style-name="gr17" draw:text-style-name="P4" draw:layer="layout" svg:x1="13.787cm" svg:y1="14.062cm" svg:x2="16.084cm" svg:y2="12.948cm">
          <text:p/>
        </draw:line>
        <draw:line draw:style-name="gr17" draw:text-style-name="P4" draw:layer="layout" svg:x1="10.639cm" svg:y1="14.599cm" svg:x2="8.47cm" svg:y2="13.101cm">
          <text:p/>
        </draw:line>
        <draw:line draw:style-name="gr17" draw:text-style-name="P4" draw:layer="layout" svg:x1="16.807cm" svg:y1="14.907cm" svg:x2="20.21cm" svg:y2="14.945cm">
          <text:p/>
        </draw:line>
        <draw:line draw:style-name="gr17" draw:text-style-name="P4" draw:layer="layout" svg:x1="21.097cm" svg:y1="10.165cm" svg:x2="21.097cm" svg:y2="14.006cm">
          <text:p/>
        </draw:line>
        <draw:line draw:style-name="gr17" draw:text-style-name="P4" draw:layer="layout" svg:x1="25.529cm" svg:y1="14.714cm" svg:x2="21.925cm" svg:y2="14.753cm">
          <text:p/>
        </draw:line>
        <draw:line draw:style-name="gr17" draw:text-style-name="P4" draw:layer="layout" svg:x1="21.188cm" svg:y1="18.939cm" svg:x2="21.084cm" svg:y2="15.713cm">
          <text:p/>
        </draw:line>
        <draw:line draw:style-name="gr17" draw:text-style-name="P4" draw:layer="layout" svg:x1="17.645cm" svg:y1="18.1cm" svg:x2="20.537cm" svg:y2="15.488cm">
          <text:p/>
        </draw:line>
        <draw:line draw:style-name="gr17" draw:text-style-name="P4" draw:layer="layout" svg:x1="17.566cm" svg:y1="11.681cm" svg:x2="20.416cm" svg:y2="14.177cm">
          <text:p/>
        </draw:line>
        <draw:line draw:style-name="gr17" draw:text-style-name="P4" draw:layer="layout" svg:x1="24.797cm" svg:y1="11.45cm" svg:x2="21.947cm" svg:y2="14.139cm">
          <text:p/>
        </draw:line>
        <draw:line draw:style-name="gr17" draw:text-style-name="P4" draw:layer="layout" svg:x1="24.67cm" svg:y1="18.171cm" svg:x2="21.863cm" svg:y2="15.521cm">
          <text:p/>
        </draw:line>
        <draw:path draw:style-name="gr16" draw:text-style-name="P4" draw:layer="layout" svg:width="17.651cm" svg:height="2.812cm" draw:transform="skewX (-0.003490658503988) rotate (0.0151843644923478) translate (3.31584891403671cm 12.2083416886525cm)" svg:viewBox="0 0 17652 2813" svg:d="m0 27175c2552 0 3835-364 6244-1749s3551-1060 5997 91 5411 1810 5411 1810">
          <text:p/>
        </draw:path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Выводы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Рассмотрены две категории алгоритмов поиска пути между двумя точками в 2D агентом-материальной точкой:</text:p>
                <text:list>
                  <text:list-item>
                    <text:p>ориентированные на агента,</text:p>
                  </text:list-item>
                  <text:list-item>
                    <text:p>ориентированные на пространство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Источники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С.Ю. Жуков. «Навигация интеллектуальных агентов в сложных синтетических пространствах» Диссертация на соискание ученой степени кандидата физико-математических наук, СПбГТУ, 2000.</text:p>
              </text:list-item>
              <text:list-item>
                <text:p>Материалы сайта <text:a xlink:href="http://wikipedia.org/">http://wikipedia.org/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32" presentation:use-footer-name="ftr1" presentation:use-date-time-name="dtd1">
        <office:forms form:automatic-focus="false" form:apply-design-mode="false"/>
        <draw:frame presentation:style-name="pr7" draw:text-style-name="P5" draw:layer="layout" svg:width="25.199cm" svg:height="13.861cm" svg:x="1.4cm" svg:y="2.874cm" presentation:class="subtitle">
          <draw:text-box>
            <text:p text:style-name="P5"><text:span text:style-name="T6">Спасибо за внимание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_20_2" style:display-name="Body Text 2" style:family="graphic">
      <style:paragraph-properties fo:margin-left="0cm" fo:margin-right="20.373cm" fo:text-align="justify" fo:text-indent="0cm" style:text-autospace="none"/>
      <style:text-properties fo:font-size="12pt" fo:language="ru" fo:country="RU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ru" fo:country="RU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8.146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0000ff" style:text-outline="false" style:text-line-through-style="none" style:text-position="0% 100%" fo:font-family="Arial" style:font-family-generic="roman" style:font-pitch="variable" fo:font-size="44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44pt" style:language-asian="zh" style:country-asian="CN" style:font-style-asian="normal" style:font-weight-asian="normal" style:font-family-complex="'DejaVu Sans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ladimir Rutsky</meta:initial-creator>
    <meta:creation-date>2010-10-23T05:13:49</meta:creation-date>
    <meta:editing-duration>PT08H23M52S</meta:editing-duration>
    <meta:editing-cycles>201</meta:editing-cycles>
    <dc:date>2010-10-23T13:37:54</dc:date>
    <dc:creator>Vladimir Rutsky</dc:creator>
    <meta:generator>OpenOffice.org/3.2$Unix OpenOffice.org_project/320m12$Build-9483</meta:generator>
    <meta:document-statistic meta:object-count="397"/>
  </office:meta>
</office:document-meta>
</file>

<file path=Object 2/content.xml><?xml version="1.0" encoding="utf-8"?>
<math xmlns="http://www.w3.org/1998/Math/MathML">
  <semantics>
    <mover accent="true">
      <mi>n</mi>
      <mo stretchy="false">→</mo>
    </mover>
    <annotation encoding="StarMath 5.0">vec{n}</annotation>
  </semantics>
</math>
</file>